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s-c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Type</text:p>
          </table:table-cell>
          <table:table-cell office:value-type="string" calcext:value-type="string">
            <text:p>TruePos</text:p>
          </table:table-cell>
          <table:table-cell office:value-type="string" calcext:value-type="string">
            <text:p>FalsePos</text:p>
          </table:table-cell>
          <table:table-cell office:value-type="string" calcext:value-type="string">
            <text:p>TrueNeg</text:p>
          </table:table-cell>
          <table:table-cell office:value-type="string" calcext:value-type="string">
            <text:p>FalseNeg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FNR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987" calcext:value-type="float">
            <text:p>1987</text:p>
          </table:table-cell>
          <table:table-cell office:value-type="float" office:value="61" calcext:value-type="float">
            <text:p>61</text:p>
          </table:table-cell>
          <table:table-cell office:value-type="float" office:value="3885" calcext:value-type="float">
            <text:p>388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[.B3]/([.B3]+[.E3])" office:value-type="float" office:value="0.973065621939275" calcext:value-type="float">
            <text:p>0.9730656219</text:p>
          </table:table-cell>
          <table:table-cell table:formula="of:=[.D3]/([.D3]+[.C3])" office:value-type="float" office:value="0.98454130765332" calcext:value-type="float">
            <text:p>0.9845413077</text:p>
          </table:table-cell>
          <table:table-cell table:formula="of:=1-[.G3]" office:value-type="float" office:value="0.0269343780607247" calcext:value-type="float">
            <text:p>0.0269343781</text:p>
          </table:table-cell>
          <table:table-cell table:formula="of:=1-[.H3]" office:value-type="float" office:value="0.0154586923466802" calcext:value-type="float">
            <text:p>0.0154586923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949" calcext:value-type="float">
            <text:p>949</text:p>
          </table:table-cell>
          <table:table-cell office:value-type="float" office:value="56" calcext:value-type="float">
            <text:p>56</text:p>
          </table:table-cell>
          <table:table-cell office:value-type="float" office:value="4970" calcext:value-type="float">
            <text:p>497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[.B4]/([.B4]+[.E4])" office:value-type="float" office:value="0.986486486486487" calcext:value-type="float">
            <text:p>0.9864864865</text:p>
          </table:table-cell>
          <table:table-cell table:formula="of:=[.D4]/([.D4]+[.C4])" office:value-type="float" office:value="0.988857938718663" calcext:value-type="float">
            <text:p>0.9888579387</text:p>
          </table:table-cell>
          <table:table-cell table:formula="of:=1-[.G4]" office:value-type="float" office:value="0.0135135135135135" calcext:value-type="float">
            <text:p>0.0135135135</text:p>
          </table:table-cell>
          <table:table-cell table:formula="of:=1-[.H4]" office:value-type="float" office:value="0.0111420612813371" calcext:value-type="float">
            <text:p>0.0111420613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office:value-type="float" office:value="5226" calcext:value-type="float">
            <text:p>5226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table:formula="of:=[.B5]/([.B5]+[.E5])" office:value-type="float" office:value="0.877384196185286" calcext:value-type="float">
            <text:p>0.8773841962</text:p>
          </table:table-cell>
          <table:table-cell table:formula="of:=[.D5]/([.D5]+[.C5])" office:value-type="float" office:value="0.994670727065093" calcext:value-type="float">
            <text:p>0.9946707271</text:p>
          </table:table-cell>
          <table:table-cell table:formula="of:=1-[.G5]" office:value-type="float" office:value="0.122615803814714" calcext:value-type="float">
            <text:p>0.1226158038</text:p>
          </table:table-cell>
          <table:table-cell table:formula="of:=1-[.H5]" office:value-type="float" office:value="0.0053292729349067" calcext:value-type="float">
            <text:p>0.005329272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229" calcext:value-type="float">
            <text:p>229</text:p>
          </table:table-cell>
          <table:table-cell office:value-type="float" office:value="15" calcext:value-type="float">
            <text:p>15</text:p>
          </table:table-cell>
          <table:table-cell office:value-type="float" office:value="5721" calcext:value-type="float">
            <text:p>572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[.B6]/([.B6]+[.E6])" office:value-type="float" office:value="0.908730158730159" calcext:value-type="float">
            <text:p>0.9087301587</text:p>
          </table:table-cell>
          <table:table-cell table:formula="of:=[.D6]/([.D6]+[.C6])" office:value-type="float" office:value="0.997384937238494" calcext:value-type="float">
            <text:p>0.9973849372</text:p>
          </table:table-cell>
          <table:table-cell table:formula="of:=1-[.G6]" office:value-type="float" office:value="0.0912698412698413" calcext:value-type="float">
            <text:p>0.0912698413</text:p>
          </table:table-cell>
          <table:table-cell table:formula="of:=1-[.H6]" office:value-type="float" office:value="0.00261506276150625" calcext:value-type="float">
            <text:p>0.002615062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s-op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Type</text:p>
          </table:table-cell>
          <table:table-cell office:value-type="string" calcext:value-type="string">
            <text:p>TruePos</text:p>
          </table:table-cell>
          <table:table-cell office:value-type="string" calcext:value-type="string">
            <text:p>FalsePos</text:p>
          </table:table-cell>
          <table:table-cell office:value-type="string" calcext:value-type="string">
            <text:p>TrueNeg</text:p>
          </table:table-cell>
          <table:table-cell office:value-type="string" calcext:value-type="string">
            <text:p>FalseNeg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FNR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996" calcext:value-type="float">
            <text:p>1996</text:p>
          </table:table-cell>
          <table:table-cell office:value-type="float" office:value="84" calcext:value-type="float">
            <text:p>84</text:p>
          </table:table-cell>
          <table:table-cell office:value-type="float" office:value="3862" calcext:value-type="float">
            <text:p>3862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formula="of:=[.B10]/([.B10]+[.E10])" office:value-type="float" office:value="0.977473065621939" calcext:value-type="float">
            <text:p>0.9774730656</text:p>
          </table:table-cell>
          <table:table-cell table:formula="of:=[.D10]/([.D10]+[.C10])" office:value-type="float" office:value="0.978712620375063" calcext:value-type="float">
            <text:p>0.9787126204</text:p>
          </table:table-cell>
          <table:table-cell table:formula="of:=1-[.G10]" office:value-type="float" office:value="0.0225269343780607" calcext:value-type="float">
            <text:p>0.0225269344</text:p>
          </table:table-cell>
          <table:table-cell table:formula="of:=1-[.H10]" office:value-type="float" office:value="0.0212873796249367" calcext:value-type="float">
            <text:p>0.0212873796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951" calcext:value-type="float">
            <text:p>951</text:p>
          </table:table-cell>
          <table:table-cell office:value-type="float" office:value="38" calcext:value-type="float">
            <text:p>38</text:p>
          </table:table-cell>
          <table:table-cell office:value-type="float" office:value="4988" calcext:value-type="float">
            <text:p>498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[.B11]/([.B11]+[.E11])" office:value-type="float" office:value="0.988565488565489" calcext:value-type="float">
            <text:p>0.9885654886</text:p>
          </table:table-cell>
          <table:table-cell table:formula="of:=[.D11]/([.D11]+[.C11])" office:value-type="float" office:value="0.992439315559093" calcext:value-type="float">
            <text:p>0.9924393156</text:p>
          </table:table-cell>
          <table:table-cell table:formula="of:=1-[.G11]" office:value-type="float" office:value="0.0114345114345115" calcext:value-type="float">
            <text:p>0.0114345114</text:p>
          </table:table-cell>
          <table:table-cell table:formula="of:=1-[.H11]" office:value-type="float" office:value="0.0075606844409073" calcext:value-type="float">
            <text:p>0.0075606844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632" calcext:value-type="float">
            <text:p>632</text:p>
          </table:table-cell>
          <table:table-cell office:value-type="float" office:value="30" calcext:value-type="float">
            <text:p>30</text:p>
          </table:table-cell>
          <table:table-cell office:value-type="float" office:value="5224" calcext:value-type="float">
            <text:p>5224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table:formula="of:=[.B12]/([.B12]+[.E12])" office:value-type="float" office:value="0.861035422343324" calcext:value-type="float">
            <text:p>0.8610354223</text:p>
          </table:table-cell>
          <table:table-cell table:formula="of:=[.D12]/([.D12]+[.C12])" office:value-type="float" office:value="0.9942900647126" calcext:value-type="float">
            <text:p>0.9942900647</text:p>
          </table:table-cell>
          <table:table-cell table:formula="of:=1-[.G12]" office:value-type="float" office:value="0.138964577656676" calcext:value-type="float">
            <text:p>0.1389645777</text:p>
          </table:table-cell>
          <table:table-cell table:formula="of:=1-[.H12]" office:value-type="float" office:value="0.00570993528740005" calcext:value-type="float">
            <text:p>0.005709935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231" calcext:value-type="float">
            <text:p>231</text:p>
          </table:table-cell>
          <table:table-cell office:value-type="float" office:value="19" calcext:value-type="float">
            <text:p>19</text:p>
          </table:table-cell>
          <table:table-cell office:value-type="float" office:value="5717" calcext:value-type="float">
            <text:p>5717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B13]/([.B13]+[.E13])" office:value-type="float" office:value="0.916666666666667" calcext:value-type="float">
            <text:p>0.9166666667</text:p>
          </table:table-cell>
          <table:table-cell table:formula="of:=[.D13]/([.D13]+[.C13])" office:value-type="float" office:value="0.996687587168759" calcext:value-type="float">
            <text:p>0.9966875872</text:p>
          </table:table-cell>
          <table:table-cell table:formula="of:=1-[.G13]" office:value-type="float" office:value="0.0833333333333334" calcext:value-type="float">
            <text:p>0.0833333333</text:p>
          </table:table-cell>
          <table:table-cell table:formula="of:=1-[.H13]" office:value-type="float" office:value="0.00331241283124128" calcext:value-type="float">
            <text:p>0.003312412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s-nlt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Type</text:p>
          </table:table-cell>
          <table:table-cell office:value-type="string" calcext:value-type="string">
            <text:p>TruePos</text:p>
          </table:table-cell>
          <table:table-cell office:value-type="string" calcext:value-type="string">
            <text:p>FalsePos</text:p>
          </table:table-cell>
          <table:table-cell office:value-type="string" calcext:value-type="string">
            <text:p>TrueNeg</text:p>
          </table:table-cell>
          <table:table-cell office:value-type="string" calcext:value-type="string">
            <text:p>FalseNeg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FNR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968" calcext:value-type="float">
            <text:p>1968</text:p>
          </table:table-cell>
          <table:table-cell office:value-type="float" office:value="98" calcext:value-type="float">
            <text:p>98</text:p>
          </table:table-cell>
          <table:table-cell office:value-type="float" office:value="3848" calcext:value-type="float">
            <text:p>3848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B17]/([.B17]+[.E17])" office:value-type="float" office:value="0.963761018609207" calcext:value-type="float">
            <text:p>0.9637610186</text:p>
          </table:table-cell>
          <table:table-cell table:formula="of:=[.D17]/([.D17]+[.C17])" office:value-type="float" office:value="0.975164723770907" calcext:value-type="float">
            <text:p>0.9751647238</text:p>
          </table:table-cell>
          <table:table-cell table:formula="of:=1-[.G17]" office:value-type="float" office:value="0.0362389813907933" calcext:value-type="float">
            <text:p>0.0362389814</text:p>
          </table:table-cell>
          <table:table-cell table:formula="of:=1-[.H17]" office:value-type="float" office:value="0.0248352762290928" calcext:value-type="float">
            <text:p>0.0248352762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935" calcext:value-type="float">
            <text:p>935</text:p>
          </table:table-cell>
          <table:table-cell office:value-type="float" office:value="70" calcext:value-type="float">
            <text:p>70</text:p>
          </table:table-cell>
          <table:table-cell office:value-type="float" office:value="4956" calcext:value-type="float">
            <text:p>495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[.B18]/([.B18]+[.E18])" office:value-type="float" office:value="0.971933471933472" calcext:value-type="float">
            <text:p>0.9719334719</text:p>
          </table:table-cell>
          <table:table-cell table:formula="of:=[.D18]/([.D18]+[.C18])" office:value-type="float" office:value="0.986072423398329" calcext:value-type="float">
            <text:p>0.9860724234</text:p>
          </table:table-cell>
          <table:table-cell table:formula="of:=1-[.G18]" office:value-type="float" office:value="0.0280665280665281" calcext:value-type="float">
            <text:p>0.0280665281</text:p>
          </table:table-cell>
          <table:table-cell table:formula="of:=1-[.H18]" office:value-type="float" office:value="0.0139275766016713" calcext:value-type="float">
            <text:p>0.0139275766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628" calcext:value-type="float">
            <text:p>628</text:p>
          </table:table-cell>
          <table:table-cell office:value-type="float" office:value="33" calcext:value-type="float">
            <text:p>33</text:p>
          </table:table-cell>
          <table:table-cell office:value-type="float" office:value="5221" calcext:value-type="float">
            <text:p>5221</text:p>
          </table:table-cell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  <table:table-cell table:formula="of:=[.B19]/([.B19]+[.E19])" office:value-type="float" office:value="0.85558583106267" calcext:value-type="float">
            <text:p>0.8555858311</text:p>
          </table:table-cell>
          <table:table-cell table:formula="of:=[.D19]/([.D19]+[.C19])" office:value-type="float" office:value="0.99371907118386" calcext:value-type="float">
            <text:p>0.9937190712</text:p>
          </table:table-cell>
          <table:table-cell table:formula="of:=1-[.G19]" office:value-type="float" office:value="0.14441416893733" calcext:value-type="float">
            <text:p>0.1444141689</text:p>
          </table:table-cell>
          <table:table-cell table:formula="of:=1-[.H19]" office:value-type="float" office:value="0.00628092881614006" calcext:value-type="float">
            <text:p>0.0062809288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229" calcext:value-type="float">
            <text:p>229</text:p>
          </table:table-cell>
          <table:table-cell office:value-type="float" office:value="16" calcext:value-type="float">
            <text:p>16</text:p>
          </table:table-cell>
          <table:table-cell office:value-type="float" office:value="5720" calcext:value-type="float">
            <text:p>57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[.B20]/([.B20]+[.E20])" office:value-type="float" office:value="0.908730158730159" calcext:value-type="float">
            <text:p>0.9087301587</text:p>
          </table:table-cell>
          <table:table-cell table:formula="of:=[.D20]/([.D20]+[.C20])" office:value-type="float" office:value="0.99721059972106" calcext:value-type="float">
            <text:p>0.9972105997</text:p>
          </table:table-cell>
          <table:table-cell table:formula="of:=1-[.G20]" office:value-type="float" office:value="0.0912698412698413" calcext:value-type="float">
            <text:p>0.0912698413</text:p>
          </table:table-cell>
          <table:table-cell table:formula="of:=1-[.H20]" office:value-type="float" office:value="0.00278940027894004" calcext:value-type="float">
            <text:p>0.002789400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s-spac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Type</text:p>
          </table:table-cell>
          <table:table-cell office:value-type="string" calcext:value-type="string">
            <text:p>TruePos</text:p>
          </table:table-cell>
          <table:table-cell office:value-type="string" calcext:value-type="string">
            <text:p>FalsePos</text:p>
          </table:table-cell>
          <table:table-cell office:value-type="string" calcext:value-type="string">
            <text:p>TrueNeg</text:p>
          </table:table-cell>
          <table:table-cell office:value-type="string" calcext:value-type="string">
            <text:p>FalseNeg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FNR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4" calcext:value-type="float">
            <text:p>2004</text:p>
          </table:table-cell>
          <table:table-cell office:value-type="float" office:value="52" calcext:value-type="float">
            <text:p>52</text:p>
          </table:table-cell>
          <table:table-cell office:value-type="float" office:value="3894" calcext:value-type="float">
            <text:p>389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formula="of:=[.B24]/([.B24]+[.E24])" office:value-type="float" office:value="0.981390793339863" calcext:value-type="float">
            <text:p>0.9813907933</text:p>
          </table:table-cell>
          <table:table-cell table:formula="of:=[.D24]/([.D24]+[.C24])" office:value-type="float" office:value="0.98682209832742" calcext:value-type="float">
            <text:p>0.9868220983</text:p>
          </table:table-cell>
          <table:table-cell table:formula="of:=1-[.G24]" office:value-type="float" office:value="0.0186092066601371" calcext:value-type="float">
            <text:p>0.0186092067</text:p>
          </table:table-cell>
          <table:table-cell table:formula="of:=1-[.H24]" office:value-type="float" office:value="0.0131779016725798" calcext:value-type="float">
            <text:p>0.0131779017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960" calcext:value-type="float">
            <text:p>960</text:p>
          </table:table-cell>
          <table:table-cell office:value-type="float" office:value="39" calcext:value-type="float">
            <text:p>39</text:p>
          </table:table-cell>
          <table:table-cell office:value-type="float" office:value="4987" calcext:value-type="float">
            <text:p>498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B25]/([.B25]+[.E25])" office:value-type="float" office:value="0.997920997920998" calcext:value-type="float">
            <text:p>0.9979209979</text:p>
          </table:table-cell>
          <table:table-cell table:formula="of:=[.D25]/([.D25]+[.C25])" office:value-type="float" office:value="0.992240350179069" calcext:value-type="float">
            <text:p>0.9922403502</text:p>
          </table:table-cell>
          <table:table-cell table:formula="of:=1-[.G25]" office:value-type="float" office:value="0.00207900207900202" calcext:value-type="float">
            <text:p>0.0020790021</text:p>
          </table:table-cell>
          <table:table-cell table:formula="of:=1-[.H25]" office:value-type="float" office:value="0.00775964982093114" calcext:value-type="float">
            <text:p>0.0077596498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651" calcext:value-type="float">
            <text:p>651</text:p>
          </table:table-cell>
          <table:table-cell office:value-type="float" office:value="16" calcext:value-type="float">
            <text:p>16</text:p>
          </table:table-cell>
          <table:table-cell office:value-type="float" office:value="5238" calcext:value-type="float">
            <text:p>5238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formula="of:=[.B26]/([.B26]+[.E26])" office:value-type="float" office:value="0.886920980926431" calcext:value-type="float">
            <text:p>0.8869209809</text:p>
          </table:table-cell>
          <table:table-cell table:formula="of:=[.D26]/([.D26]+[.C26])" office:value-type="float" office:value="0.996954701180053" calcext:value-type="float">
            <text:p>0.9969547012</text:p>
          </table:table-cell>
          <table:table-cell table:formula="of:=1-[.G26]" office:value-type="float" office:value="0.113079019073569" calcext:value-type="float">
            <text:p>0.1130790191</text:p>
          </table:table-cell>
          <table:table-cell table:formula="of:=1-[.H26]" office:value-type="float" office:value="0.00304529881994675" calcext:value-type="float">
            <text:p>0.0030452988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5727" calcext:value-type="float">
            <text:p>572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formula="of:=[.B27]/([.B27]+[.E27])" office:value-type="float" office:value="0.928571428571429" calcext:value-type="float">
            <text:p>0.9285714286</text:p>
          </table:table-cell>
          <table:table-cell table:formula="of:=[.D27]/([.D27]+[.C27])" office:value-type="float" office:value="0.998430962343096" calcext:value-type="float">
            <text:p>0.9984309623</text:p>
          </table:table-cell>
          <table:table-cell table:formula="of:=1-[.G27]" office:value-type="float" office:value="0.0714285714285714" calcext:value-type="float">
            <text:p>0.0714285714</text:p>
          </table:table-cell>
          <table:table-cell table:formula="of:=1-[.H27]" office:value-type="float" office:value="0.00156903765690375" calcext:value-type="float">
            <text:p>0.0015690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02:38:24.016068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02:16:08.830228580</meta:creation-date>
    <dc:date>2017-05-08T02:32:53.556502240</dc:date>
    <meta:editing-duration>PT16M43S</meta:editing-duration>
    <meta:editing-cycles>3</meta:editing-cycles>
    <meta:generator>LibreOffice/5.1.4.2$Linux_X86_64 LibreOffice_project/10m0$Build-2</meta:generator>
    <meta:document-statistic meta:table-count="1" meta:cell-count="204" meta:object-count="0"/>
  </office:meta>
</office:document-meta>
</file>